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583d" officeooo:paragraph-rsid="001858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écodeur</text:p>
      <text:p text:style-name="P1"/>
      <text:p text:style-name="P1">En 2014, Le Monde, confronté aux développement exponentiels des faux sites d'information et des sites de réinformation, crée une section spéciale. Composée de coordinateurs, journalistes de developpeurs et de designer.</text:p>
      <text:p text:style-name="P1"/>
      <text:p text:style-name="P1">Cette équipe effectue traditionnellement de l'analyse de données et de la vérification de citations. Elle c'est retrouvé touchée de plein fouet par les fake news, et a du revoir sa méthode fonctionnement.</text:p>
      <text:p text:style-name="P1"/>
      <text:p text:style-name="P1">Le Monde : possédé par</text:p>
      <text:p text:style-name="P1">Décodex : gèr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vain Marseille</meta:initial-creator>
    <meta:creation-date>2017-06-08T14:36:18.442550155</meta:creation-date>
    <dc:date>2017-06-08T14:59:57.964286042</dc:date>
    <dc:creator>Gauvain Marseille</dc:creator>
    <meta:editing-duration>PT6S</meta:editing-duration>
    <meta:editing-cycles>1</meta:editing-cycles>
    <meta:document-statistic meta:table-count="0" meta:image-count="0" meta:object-count="0" meta:page-count="1" meta:paragraph-count="5" meta:word-count="71" meta:character-count="466" meta:non-whitespace-character-count="400"/>
    <meta:generator>LibreOffice/4.3.3.2$Linux_X86_64 LibreOffice_project/430m0$Build-2</meta:generator>
  </office:meta>
</office:document-meta>
</file>